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table:number-columns-repeated="2"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.00.0000</text:date>, <text:time style:data-style-name="N2" text:time-value="14:02:20.83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1-27T14:04:54.350000000</dc:date>
    <meta:editing-duration>P5DT18H42M39S</meta:editing-duration>
    <meta:editing-cycles>2256</meta:editing-cycles>
    <meta:document-statistic meta:table-count="5" meta:cell-count="12455" meta:object-count="0"/>
  </office:meta>
</office:document-meta>
</file>